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83in"/>
    </style:style>
    <style:style style:name="co3" style:family="table-column">
      <style:table-column-properties fo:break-before="auto" style:column-width="7.1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0"/>
    <style:style style:name="ce2" style:family="table-cell" style:parent-style-name="Default" style:data-style-name="N37"/>
    <style:style style:name="ce3" style:family="table-cell" style:parent-style-name="Default" style:data-style-name="N40"/>
    <style:style style:name="ce4" style:family="table-cell" style:parent-style-name="Default" style:data-style-name="N4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FROM</text:p>
          </table:table-cell>
          <table:table-cell office:value-type="string">
            <text:p>TO</text:p>
          </table:table-cell>
          <table:table-cell table:style-name="ce4" office:value-type="string">
            <text:p>DELTA</text:p>
          </table:table-cell>
          <table:table-cell office:value-type="string">
            <text:p>TYPE</text:p>
          </table:table-cell>
          <table:table-cell office:value-type="string">
            <text:p>DESCR</text:p>
          </table:table-cell>
        </table:table-row>
        <table:table-row table:style-name="ro1">
          <table:table-cell office:value-type="date" office:date-value="2011-09-21">
            <text:p>9/21/11</text:p>
          </table:table-cell>
          <table:table-cell office:value-type="time" office:time-value="PT19H15M00S">
            <text:p>19:15</text:p>
          </table:table-cell>
          <table:table-cell office:value-type="time" office:time-value="PT21H50M00S">
            <text:p>21:50</text:p>
          </table:table-cell>
          <table:table-cell table:style-name="ce4" table:formula="of:=IF([.B2]&gt;[.C2];1+[.C2]-[.B2];[.C2]-[.B2])" office:value-type="time" office:time-value="PT02H35M00S">
            <text:p>02:35</text:p>
          </table:table-cell>
          <table:table-cell office:value-type="string">
            <text:p>Dokumentavimas</text:p>
          </table:table-cell>
          <table:table-cell office:value-type="string">
            <text:p>Reikalavimų rašymas</text:p>
          </table:table-cell>
        </table:table-row>
        <table:table-row table:style-name="ro1">
          <table:table-cell office:value-type="date" office:date-value="2011-10-06">
            <text:p>10/6/11</text:p>
          </table:table-cell>
          <table:table-cell office:value-type="time" office:time-value="PT12H00M00S">
            <text:p>12:00</text:p>
          </table:table-cell>
          <table:table-cell office:value-type="time" office:time-value="PT14H00M00S">
            <text:p>14:00</text:p>
          </table:table-cell>
          <table:table-cell table:style-name="ce4" table:formula="of:=IF([.B3]&gt;[.C3];1+[.C3]-[.B3];[.C3]-[.B3])" office:value-type="time" office:time-value="PT02H00M00S">
            <text:p>02:00</text:p>
          </table:table-cell>
          <table:table-cell office:value-type="string">
            <text:p>Susitikimas</text:p>
          </table:table-cell>
          <table:table-cell office:value-type="string">
            <text:p>Susitikimas</text:p>
          </table:table-cell>
        </table:table-row>
        <table:table-row table:style-name="ro1">
          <table:table-cell office:value-type="date" office:date-value="2011-10-11">
            <text:p>10/11/11</text:p>
          </table:table-cell>
          <table:table-cell office:value-type="time" office:time-value="PT19H30M00S">
            <text:p>19:30</text:p>
          </table:table-cell>
          <table:table-cell office:value-type="time" office:time-value="PT20H45M00S">
            <text:p>20:45</text:p>
          </table:table-cell>
          <table:table-cell table:style-name="ce4" table:formula="of:=IF([.B4]&gt;[.C4];1+[.C4]-[.B4];[.C4]-[.B4])" office:value-type="time" office:time-value="PT01H15M00S">
            <text:p>01:15</text:p>
          </table:table-cell>
          <table:table-cell office:value-type="string">
            <text:p>Dokumentavimas</text:p>
          </table:table-cell>
          <table:table-cell office:value-type="string">
            <text:p>Reikalavimų sąrašo papildymas pagal iš užsakovo gautus atsakymus</text:p>
          </table:table-cell>
        </table:table-row>
        <table:table-row table:style-name="ro1">
          <table:table-cell office:value-type="date" office:date-value="2011-10-12">
            <text:p>10/12/11</text:p>
          </table:table-cell>
          <table:table-cell office:value-type="time" office:time-value="PT12H00M00S">
            <text:p>12:00</text:p>
          </table:table-cell>
          <table:table-cell office:value-type="time" office:time-value="PT14H00M00S">
            <text:p>14:00</text:p>
          </table:table-cell>
          <table:table-cell table:formula="of:=IF([.B5]&gt;[.C5];1+[.C5]-[.B5];[.C5]-[.B5])" office:value-type="time" office:time-value="PT02H00M00S">
            <text:p>02:00</text:p>
          </table:table-cell>
          <table:table-cell office:value-type="string">
            <text:p>Susitikimas</text:p>
          </table:table-cell>
          <table:table-cell office:value-type="string">
            <text:p>Susitikimas</text:p>
          </table:table-cell>
        </table:table-row>
        <table:table-row table:style-name="ro1">
          <table:table-cell office:value-type="date" office:date-value="2011-10-14">
            <text:p>10/14/11</text:p>
          </table:table-cell>
          <table:table-cell office:value-type="time" office:time-value="PT11H50M00S">
            <text:p>11:50</text:p>
          </table:table-cell>
          <table:table-cell office:value-type="time" office:time-value="PT13H15M00S">
            <text:p>13:15</text:p>
          </table:table-cell>
          <table:table-cell table:formula="of:=IF([.B6]&gt;[.C6];1+[.C6]-[.B6];[.C6]-[.B6])" office:value-type="time" office:time-value="PT01H25M00S">
            <text:p>01:25</text:p>
          </table:table-cell>
          <table:table-cell office:value-type="string">
            <text:p>Dokumentavimas</text:p>
          </table:table-cell>
          <table:table-cell office:value-type="string">
            <text:p>Reikalavimų sąrašo papildymas pagal iš užsakovo gautus atsakymus</text:p>
          </table:table-cell>
        </table:table-row>
        <table:table-row table:style-name="ro1">
          <table:table-cell office:value-type="date" office:date-value="2011-10-17">
            <text:p>10/17/11</text:p>
          </table:table-cell>
          <table:table-cell office:value-type="time" office:time-value="PT10H00M00S">
            <text:p>10:00</text:p>
          </table:table-cell>
          <table:table-cell office:value-type="time" office:time-value="PT11H20M00S">
            <text:p>11:20</text:p>
          </table:table-cell>
          <table:table-cell table:formula="of:=IF([.B7]&gt;[.C7];1+[.C7]-[.B7];[.C7]-[.B7])" office:value-type="time" office:time-value="PT01H20M00S">
            <text:p>01:20</text:p>
          </table:table-cell>
          <table:table-cell office:value-type="string">
            <text:p>Dokumentavimas</text:p>
          </table:table-cell>
          <table:table-cell office:value-type="string">
            <text:p>Reikalavimų sąrašo papildymas pagal iš užsakovo gautus atsakymus</text:p>
          </table:table-cell>
        </table:table-row>
        <table:table-row table:style-name="ro1">
          <table:table-cell office:value-type="date" office:date-value="2011-10-20">
            <text:p>10/20/11</text:p>
          </table:table-cell>
          <table:table-cell office:value-type="time" office:time-value="PT19H40M00S">
            <text:p>19:40</text:p>
          </table:table-cell>
          <table:table-cell office:value-type="time" office:time-value="PT21H55M00S">
            <text:p>21:55</text:p>
          </table:table-cell>
          <table:table-cell table:formula="of:=IF([.B8]&gt;[.C8];1+[.C8]-[.B8];[.C8]-[.B8])" office:value-type="time" office:time-value="PT02H15M00S">
            <text:p>02:15</text:p>
          </table:table-cell>
          <table:table-cell office:value-type="string">
            <text:p>Dizainas</text:p>
          </table:table-cell>
          <table:table-cell office:value-type="string">
            <text:p>Bazinio UI maketavimas</text:p>
          </table:table-cell>
        </table:table-row>
        <table:table-row table:style-name="ro1">
          <table:table-cell office:value-type="date" office:date-value="2011-10-24">
            <text:p>10/24/11</text:p>
          </table:table-cell>
          <table:table-cell office:value-type="time" office:time-value="PT19H15M00S">
            <text:p>19:15</text:p>
          </table:table-cell>
          <table:table-cell office:value-type="time" office:time-value="PT20H50M00S">
            <text:p>20:50</text:p>
          </table:table-cell>
          <table:table-cell table:formula="of:=IF([.B9]&gt;[.C9];1+[.C9]-[.B9];[.C9]-[.B9])" office:value-type="time" office:time-value="PT01H35M00S">
            <text:p>01:35</text:p>
          </table:table-cell>
          <table:table-cell office:value-type="string">
            <text:p>Dokumentavimas</text:p>
          </table:table-cell>
          <table:table-cell office:value-type="string">
            <text:p>Reikalavimų sąrašo papildymas pagal iš užsakovo gautus atsakymus</text:p>
          </table:table-cell>
        </table:table-row>
        <table:table-row table:style-name="ro1">
          <table:table-cell office:value-type="date" office:date-value="2011-10-27">
            <text:p>10/27/11</text:p>
          </table:table-cell>
          <table:table-cell office:value-type="time" office:time-value="PT12H00M00S">
            <text:p>12:00</text:p>
          </table:table-cell>
          <table:table-cell office:value-type="time" office:time-value="PT14H00M00S">
            <text:p>14:00</text:p>
          </table:table-cell>
          <table:table-cell table:formula="of:=IF([.B10]&gt;[.C10];1+[.C10]-[.B10];[.C10]-[.B10])" office:value-type="time" office:time-value="PT02H00M00S">
            <text:p>02:00</text:p>
          </table:table-cell>
          <table:table-cell office:value-type="string">
            <text:p>Susitikimas</text:p>
          </table:table-cell>
          <table:table-cell office:value-type="string">
            <text:p>Susitikimas</text:p>
          </table:table-cell>
        </table:table-row>
        <table:table-row table:style-name="ro1">
          <table:table-cell office:value-type="date" office:date-value="2011-11-02">
            <text:p>11/2/11</text:p>
          </table:table-cell>
          <table:table-cell office:value-type="time" office:time-value="PT21H45M00S">
            <text:p>21:45</text:p>
          </table:table-cell>
          <table:table-cell office:value-type="time" office:time-value="PT22H50M00S">
            <text:p>22:50</text:p>
          </table:table-cell>
          <table:table-cell table:formula="of:=IF([.B11]&gt;[.C11];1+[.C11]-[.B11];[.C11]-[.B11])" office:value-type="time" office:time-value="PT01H05M00S">
            <text:p>01:05</text:p>
          </table:table-cell>
          <table:table-cell office:value-type="string">
            <text:p>Dizainas</text:p>
          </table:table-cell>
          <table:table-cell office:value-type="string">
            <text:p>Dizaino koncepto piešimas ir analizė</text:p>
          </table:table-cell>
        </table:table-row>
        <table:table-row table:style-name="ro1">
          <table:table-cell office:value-type="date" office:date-value="2011-11-03">
            <text:p>11/3/11</text:p>
          </table:table-cell>
          <table:table-cell office:value-type="time" office:time-value="PT07H30M00S">
            <text:p>07:30</text:p>
          </table:table-cell>
          <table:table-cell office:value-type="time" office:time-value="PT11H10M00S">
            <text:p>11:10</text:p>
          </table:table-cell>
          <table:table-cell table:formula="of:=IF([.B12]&gt;[.C12];1+[.C12]-[.B12];[.C12]-[.B12])" office:value-type="time" office:time-value="PT03H40M00S">
            <text:p>03:40</text:p>
          </table:table-cell>
          <table:table-cell office:value-type="string">
            <text:p>Dizainas</text:p>
          </table:table-cell>
          <table:table-cell office:value-type="string">
            <text:p>Dizaino maketo darymas su Qt Creator</text:p>
          </table:table-cell>
        </table:table-row>
        <table:table-row table:style-name="ro1">
          <table:table-cell office:value-type="date" office:date-value="2011-11-03">
            <text:p>11/3/11</text:p>
          </table:table-cell>
          <table:table-cell office:value-type="time" office:time-value="PT14H15M00S">
            <text:p>14:15</text:p>
          </table:table-cell>
          <table:table-cell office:value-type="time" office:time-value="PT15H15M00S">
            <text:p>15:15</text:p>
          </table:table-cell>
          <table:table-cell table:formula="of:=IF([.B13]&gt;[.C13];1+[.C13]-[.B13];[.C13]-[.B13])" office:value-type="time" office:time-value="PT01H00M00S">
            <text:p>01:00</text:p>
          </table:table-cell>
          <table:table-cell office:value-type="string">
            <text:p>Susitikimas</text:p>
          </table:table-cell>
          <table:table-cell office:value-type="string">
            <text:p>Susitikimas</text:p>
          </table:table-cell>
        </table:table-row>
        <table:table-row table:style-name="ro1">
          <table:table-cell office:value-type="date" office:date-value="2011-11-10">
            <text:p>11/10/11</text:p>
          </table:table-cell>
          <table:table-cell office:value-type="time" office:time-value="PT14H15M00S">
            <text:p>14:15</text:p>
          </table:table-cell>
          <table:table-cell office:value-type="time" office:time-value="PT16H00M00S">
            <text:p>16:00</text:p>
          </table:table-cell>
          <table:table-cell table:formula="of:=IF([.B14]&gt;[.C14];1+[.C14]-[.B14];[.C14]-[.B14])" office:value-type="time" office:time-value="PT01H45M00S">
            <text:p>01:45</text:p>
          </table:table-cell>
          <table:table-cell office:value-type="string">
            <text:p>Susitikimas</text:p>
          </table:table-cell>
          <table:table-cell office:value-type="string">
            <text:p>Susitikimas</text:p>
          </table:table-cell>
        </table:table-row>
        <table:table-row table:style-name="ro1">
          <table:table-cell office:value-type="date" office:date-value="2011-11-14">
            <text:p>11/14/11</text:p>
          </table:table-cell>
          <table:table-cell office:value-type="time" office:time-value="PT21H30M00S">
            <text:p>21:30</text:p>
          </table:table-cell>
          <table:table-cell office:value-type="time" office:time-value="PT23H05M00S">
            <text:p>23:05</text:p>
          </table:table-cell>
          <table:table-cell table:formula="of:=IF([.B15]&gt;[.C15];1+[.C15]-[.B15];[.C15]-[.B15])" office:value-type="time" office:time-value="PT01H35M00S">
            <text:p>01:35</text:p>
          </table:table-cell>
          <table:table-cell office:value-type="string">
            <text:p>Testavimas</text:p>
          </table:table-cell>
          <table:table-cell office:value-type="string">
            <text:p>Sistemos testavimas</text:p>
          </table:table-cell>
        </table:table-row>
        <table:table-row table:style-name="ro1">
          <table:table-cell office:value-type="date" office:date-value="2011-11-17">
            <text:p>11/17/11</text:p>
          </table:table-cell>
          <table:table-cell office:value-type="time" office:time-value="PT14H15M00S">
            <text:p>14:15</text:p>
          </table:table-cell>
          <table:table-cell office:value-type="time" office:time-value="PT16H00M00S">
            <text:p>16:00</text:p>
          </table:table-cell>
          <table:table-cell table:formula="of:=IF([.B16]&gt;[.C16];1+[.C16]-[.B16];[.C16]-[.B16])" office:value-type="time" office:time-value="PT01H45M00S">
            <text:p>01:45</text:p>
          </table:table-cell>
          <table:table-cell office:value-type="string">
            <text:p>Susitikimas</text:p>
          </table:table-cell>
          <table:table-cell office:value-type="string">
            <text:p>Susitikimas</text:p>
          </table:table-cell>
        </table:table-row>
        <table:table-row table:style-name="ro1">
          <table:table-cell office:value-type="date" office:date-value="2011-11-21">
            <text:p>11/21/11</text:p>
          </table:table-cell>
          <table:table-cell office:value-type="time" office:time-value="PT20H35M00S">
            <text:p>20:35</text:p>
          </table:table-cell>
          <table:table-cell office:value-type="time" office:time-value="PT21H45M00S">
            <text:p>21:45</text:p>
          </table:table-cell>
          <table:table-cell table:formula="of:=IF([.B17]&gt;[.C17];1+[.C17]-[.B17];[.C17]-[.B17])" office:value-type="time" office:time-value="PT01H10M00S">
            <text:p>01:10</text:p>
          </table:table-cell>
          <table:table-cell office:value-type="string">
            <text:p>Dizainas</text:p>
          </table:table-cell>
          <table:table-cell office:value-type="string">
            <text:p>Mygtukų ikonėlių paieška, perdarymas ir piešimas</text:p>
          </table:table-cell>
        </table:table-row>
        <table:table-row table:style-name="ro1">
          <table:table-cell office:value-type="date" office:date-value="2011-11-22">
            <text:p>11/22/11</text:p>
          </table:table-cell>
          <table:table-cell office:value-type="time" office:time-value="PT19H40M00S">
            <text:p>19:40</text:p>
          </table:table-cell>
          <table:table-cell office:value-type="time" office:time-value="PT20H55M00S">
            <text:p>20:55</text:p>
          </table:table-cell>
          <table:table-cell table:formula="of:=IF([.B18]&gt;[.C18];1+[.C18]-[.B18];[.C18]-[.B18])" office:value-type="time" office:time-value="PT01H15M00S">
            <text:p>01:15</text:p>
          </table:table-cell>
          <table:table-cell office:value-type="string">
            <text:p>Dokumentavimas</text:p>
          </table:table-cell>
          <table:table-cell office:value-type="string">
            <text:p>Reikalavimų sąrašo papildymas pagal ŽKS surinktus duomenis</text:p>
          </table:table-cell>
        </table:table-row>
        <table:table-row table:style-name="ro1">
          <table:table-cell office:value-type="date" office:date-value="2011-11-24">
            <text:p>11/24/11</text:p>
          </table:table-cell>
          <table:table-cell office:value-type="time" office:time-value="PT15H30M00S">
            <text:p>15:30</text:p>
          </table:table-cell>
          <table:table-cell office:value-type="time" office:time-value="PT16H25M00S">
            <text:p>16:25</text:p>
          </table:table-cell>
          <table:table-cell table:formula="of:=IF([.B19]&gt;[.C19];1+[.C19]-[.B19];[.C19]-[.B19])" office:value-type="time" office:time-value="PT00H55M00S">
            <text:p>00:55</text:p>
          </table:table-cell>
          <table:table-cell office:value-type="string">
            <text:p>Dokumentavimas</text:p>
          </table:table-cell>
          <table:table-cell office:value-type="string">
            <text:p>Reikalavimų sąrašo papildymas pagal iš užsakovo gautus atsakymus</text:p>
          </table:table-cell>
        </table:table-row>
        <table:table-row table:style-name="ro1">
          <table:table-cell office:value-type="date" office:date-value="2011-12-01">
            <text:p>12/1/11</text:p>
          </table:table-cell>
          <table:table-cell office:value-type="time" office:time-value="PT10H15M00S">
            <text:p>10:15</text:p>
          </table:table-cell>
          <table:table-cell office:value-type="time" office:time-value="PT10H55M00S">
            <text:p>10:55</text:p>
          </table:table-cell>
          <table:table-cell table:formula="of:=IF([.B20]&gt;[.C20];1+[.C20]-[.B20];[.C20]-[.B20])" office:value-type="time" office:time-value="PT00H40M00S">
            <text:p>00:40</text:p>
          </table:table-cell>
          <table:table-cell office:value-type="string">
            <text:p>Dokumentavimas</text:p>
          </table:table-cell>
          <table:table-cell office:value-type="string">
            <text:p>Reikalavimų sąrašo papildymas pagal iš užsakovo gautus atsakymus</text:p>
          </table:table-cell>
        </table:table-row>
        <table:table-row table:style-name="ro1">
          <table:table-cell office:value-type="date" office:date-value="2011-12-01">
            <text:p>12/1/11</text:p>
          </table:table-cell>
          <table:table-cell office:value-type="time" office:time-value="PT14H15M00S">
            <text:p>14:15</text:p>
          </table:table-cell>
          <table:table-cell office:value-type="time" office:time-value="PT15H15M00S">
            <text:p>15:15</text:p>
          </table:table-cell>
          <table:table-cell table:formula="of:=IF([.B21]&gt;[.C21];1+[.C21]-[.B21];[.C21]-[.B21])" office:value-type="time" office:time-value="PT01H00M00S">
            <text:p>01:00</text:p>
          </table:table-cell>
          <table:table-cell office:value-type="string">
            <text:p>Susitikimas</text:p>
          </table:table-cell>
          <table:table-cell office:value-type="string">
            <text:p>Susitikimas</text:p>
          </table:table-cell>
        </table:table-row>
        <table:table-row table:style-name="ro1">
          <table:table-cell office:value-type="date" office:date-value="2011-12-02">
            <text:p>12/2/11</text:p>
          </table:table-cell>
          <table:table-cell office:value-type="time" office:time-value="PT17H10M00S">
            <text:p>17:10</text:p>
          </table:table-cell>
          <table:table-cell office:value-type="time" office:time-value="PT20H35M00S">
            <text:p>20:35</text:p>
          </table:table-cell>
          <table:table-cell table:formula="of:=IF([.B22]&gt;[.C22];1+[.C22]-[.B22];[.C22]-[.B22])" office:value-type="time" office:time-value="PT03H25M00S">
            <text:p>03:25</text:p>
          </table:table-cell>
          <table:table-cell office:value-type="string">
            <text:p>Dizainas</text:p>
          </table:table-cell>
          <table:table-cell office:value-type="string">
            <text:p>Sistemos logotipų projektavimas ir piešimas</text:p>
          </table:table-cell>
        </table:table-row>
        <table:table-row table:style-name="ro1">
          <table:table-cell office:value-type="date" office:date-value="2011-12-02">
            <text:p>12/2/11</text:p>
          </table:table-cell>
          <table:table-cell office:value-type="time" office:time-value="PT19H50M00S">
            <text:p>19:50</text:p>
          </table:table-cell>
          <table:table-cell office:value-type="time" office:time-value="PT20H35M00S">
            <text:p>20:35</text:p>
          </table:table-cell>
          <table:table-cell table:formula="of:=IF([.B23]&gt;[.C23];1+[.C23]-[.B23];[.C23]-[.B23])" office:value-type="time" office:time-value="PT00H45M00S">
            <text:p>00:45</text:p>
          </table:table-cell>
          <table:table-cell office:value-type="string">
            <text:p>Dizainas</text:p>
          </table:table-cell>
          <table:table-cell office:value-type="string">
            <text:p>Sistemos logotipo redagavimas</text:p>
          </table:table-cell>
        </table:table-row>
        <table:table-row table:style-name="ro1">
          <table:table-cell office:value-type="date" office:date-value="2011-12-05">
            <text:p>12/5/11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IF([.B24]&gt;[.C24];1+[.C24]-[.B24];[.C24]-[.B24])" office:value-type="time" office:time-value="PT01H15M00S">
            <text:p>01:15</text:p>
          </table:table-cell>
          <table:table-cell office:value-type="string">
            <text:p>Testavimas</text:p>
          </table:table-cell>
          <table:table-cell office:value-type="string">
            <text:p>Sistemos testavimas</text:p>
          </table:table-cell>
        </table:table-row>
        <table:table-row table:style-name="ro1">
          <table:table-cell office:value-type="date" office:date-value="2011-12-07">
            <text:p>12/7/11</text:p>
          </table:table-cell>
          <table:table-cell office:value-type="time" office:time-value="PT20H05M00S">
            <text:p>20:05</text:p>
          </table:table-cell>
          <table:table-cell office:value-type="time" office:time-value="PT20H55M00S">
            <text:p>20:55</text:p>
          </table:table-cell>
          <table:table-cell table:formula="of:=IF([.B25]&gt;[.C25];1+[.C25]-[.B25];[.C25]-[.B25])" office:value-type="time" office:time-value="PT00H50M00S">
            <text:p>00:50</text:p>
          </table:table-cell>
          <table:table-cell office:value-type="string">
            <text:p>Dokumentavimas</text:p>
          </table:table-cell>
          <table:table-cell office:value-type="string">
            <text:p>Reikalavimų sąrašo papildymas pagal ŽKS surinktus duomenis</text:p>
          </table:table-cell>
        </table:table-row>
        <table:table-row table:style-name="ro1">
          <table:table-cell office:value-type="date" office:date-value="2011-12-08">
            <text:p>12/8/11</text:p>
          </table:table-cell>
          <table:table-cell office:value-type="time" office:time-value="PT14H15M00S">
            <text:p>14:15</text:p>
          </table:table-cell>
          <table:table-cell office:value-type="time" office:time-value="PT16H00M00S">
            <text:p>16:00</text:p>
          </table:table-cell>
          <table:table-cell table:formula="of:=IF([.B26]&gt;[.C26];1+[.C26]-[.B26];[.C26]-[.B26])" office:value-type="time" office:time-value="PT01H45M00S">
            <text:p>01:45</text:p>
          </table:table-cell>
          <table:table-cell office:value-type="string">
            <text:p>Susitikimas</text:p>
          </table:table-cell>
          <table:table-cell office:value-type="string">
            <text:p>Susitikimas</text:p>
          </table:table-cell>
        </table:table-row>
        <table:table-row table:style-name="ro1">
          <table:table-cell office:value-type="date" office:date-value="2011-12-14">
            <text:p>12/14/11</text:p>
          </table:table-cell>
          <table:table-cell office:value-type="time" office:time-value="PT15H25M00S">
            <text:p>15:25</text:p>
          </table:table-cell>
          <table:table-cell office:value-type="time" office:time-value="PT17H40M00S">
            <text:p>17:40</text:p>
          </table:table-cell>
          <table:table-cell table:formula="of:=IF([.B27]&gt;[.C27];1+[.C27]-[.B27];[.C27]-[.B27])" office:value-type="time" office:time-value="PT02H15M00S">
            <text:p>02:15</text:p>
          </table:table-cell>
          <table:table-cell office:value-type="string">
            <text:p>Dokumentavimas</text:p>
          </table:table-cell>
          <table:table-cell office:value-type="string">
            <text:p>HTML dokumentacijos stiliaus kūrimas</text:p>
          </table:table-cell>
        </table:table-row>
        <table:table-row table:style-name="ro1">
          <table:table-cell office:value-type="date" office:date-value="2011-12-14">
            <text:p>12/14/11</text:p>
          </table:table-cell>
          <table:table-cell office:value-type="time" office:time-value="PT19H30M00S">
            <text:p>19:30</text:p>
          </table:table-cell>
          <table:table-cell office:value-type="time" office:time-value="PT21H10M00S">
            <text:p>21:10</text:p>
          </table:table-cell>
          <table:table-cell table:formula="of:=IF([.B28]&gt;[.C28];1+[.C28]-[.B28];[.C28]-[.B28])" office:value-type="time" office:time-value="PT01H40M00S">
            <text:p>01:40</text:p>
          </table:table-cell>
          <table:table-cell office:value-type="string">
            <text:p>Dokumentavimas</text:p>
          </table:table-cell>
          <table:table-cell office:value-type="string">
            <text:p>HTML dokumentacijos stiliaus kūrimas</text:p>
          </table:table-cell>
        </table:table-row>
        <table:table-row table:style-name="ro1">
          <table:table-cell office:value-type="date" office:date-value="2011-12-15">
            <text:p>12/15/11</text:p>
          </table:table-cell>
          <table:table-cell office:value-type="time" office:time-value="PT13H30M00S">
            <text:p>13:30</text:p>
          </table:table-cell>
          <table:table-cell office:value-type="time" office:time-value="PT15H15M00S">
            <text:p>15:15</text:p>
          </table:table-cell>
          <table:table-cell table:formula="of:=IF([.B29]&gt;[.C29];1+[.C29]-[.B29];[.C29]-[.B29])" office:value-type="time" office:time-value="PT01H45M00S">
            <text:p>01:45</text:p>
          </table:table-cell>
          <table:table-cell office:value-type="string">
            <text:p>Susitikimas</text:p>
          </table:table-cell>
          <table:table-cell office:value-type="string">
            <text:p>Susitikimas</text:p>
          </table:table-cell>
        </table:table-row>
        <table:table-row table:style-name="ro1">
          <table:table-cell office:value-type="date" office:date-value="2011-12-15">
            <text:p>12/15/11</text:p>
          </table:table-cell>
          <table:table-cell office:value-type="time" office:time-value="PT15H20M00S">
            <text:p>15:20</text:p>
          </table:table-cell>
          <table:table-cell office:value-type="time" office:time-value="PT16H10M00S">
            <text:p>16:10</text:p>
          </table:table-cell>
          <table:table-cell table:formula="of:=IF([.B30]&gt;[.C30];1+[.C30]-[.B30];[.C30]-[.B30])" office:value-type="time" office:time-value="PT00H50M00S">
            <text:p>00:50</text:p>
          </table:table-cell>
          <table:table-cell office:value-type="string">
            <text:p>Dokumentavimas</text:p>
          </table:table-cell>
          <table:table-cell office:value-type="string">
            <text:p>HTML dokumentacijos darymas</text:p>
          </table:table-cell>
        </table:table-row>
        <table:table-row table:style-name="ro1">
          <table:table-cell office:value-type="date" office:date-value="2011-12-16">
            <text:p>12/16/11</text:p>
          </table:table-cell>
          <table:table-cell office:value-type="time" office:time-value="PT14H10M00S">
            <text:p>14:10</text:p>
          </table:table-cell>
          <table:table-cell office:value-type="time" office:time-value="PT16H30M00S">
            <text:p>16:30</text:p>
          </table:table-cell>
          <table:table-cell table:formula="of:=IF([.B31]&gt;[.C31];1+[.C31]-[.B31];[.C31]-[.B31])" office:value-type="time" office:time-value="PT02H20M00S">
            <text:p>02:20</text:p>
          </table:table-cell>
          <table:table-cell office:value-type="string">
            <text:p>Dokumentavimas</text:p>
          </table:table-cell>
          <table:table-cell office:value-type="string">
            <text:p>HTML dokumentacijos darymas</text:p>
          </table:table-cell>
        </table:table-row>
        <table:table-row table:style-name="ro1">
          <table:table-cell table:style-name="ce2" office:value-type="date" office:date-value="2011-12-16">
            <text:p>12/16/11</text:p>
          </table:table-cell>
          <table:table-cell office:value-type="time" office:time-value="PT18H50M00S">
            <text:p>18:50</text:p>
          </table:table-cell>
          <table:table-cell office:value-type="time" office:time-value="PT01H15M00S">
            <text:p>01:15</text:p>
          </table:table-cell>
          <table:table-cell table:formula="of:=IF([.B32]&gt;[.C32];1+[.C32]-[.B32];[.C32]-[.B32])" office:value-type="time" office:time-value="PT06H25M00S">
            <text:p>06:25</text:p>
          </table:table-cell>
          <table:table-cell table:style-name="Default" office:value-type="string">
            <text:p>Dokumentavimas</text:p>
          </table:table-cell>
          <table:table-cell office:value-type="string">
            <text:p>Reikalavimų įgyvendinimo tikrinimas visos sistemos mastu</text:p>
          </table:table-cell>
        </table:table-row>
        <table:table-row table:style-name="ro1">
          <table:table-cell table:style-name="ce2" office:value-type="date" office:date-value="2011-12-18">
            <text:p>12/18/11</text:p>
          </table:table-cell>
          <table:table-cell office:value-type="time" office:time-value="PT10H15M00S">
            <text:p>10:15</text:p>
          </table:table-cell>
          <table:table-cell office:value-type="time" office:time-value="PT12H10M00S">
            <text:p>12:10</text:p>
          </table:table-cell>
          <table:table-cell table:formula="of:=IF([.B33]&gt;[.C33];1+[.C33]-[.B33];[.C33]-[.B33])" office:value-type="time" office:time-value="PT01H55M00S">
            <text:p>01:55</text:p>
          </table:table-cell>
          <table:table-cell table:style-name="Default" office:value-type="string">
            <text:p>Testavimas</text:p>
          </table:table-cell>
          <table:table-cell office:value-type="string">
            <text:p>Sistemos testavimas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lt" number:country="LT">Lt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22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9">12/19/2011</text:date>, <text:time>20:3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gidijus </meta:initial-creator>
    <meta:creation-date>2011-12-16T20:17:41</meta:creation-date>
    <dc:date>2011-12-19T20:31:50</dc:date>
    <dc:creator>Egidijus </dc:creator>
    <meta:editing-duration>PT1H17M19S</meta:editing-duration>
    <meta:editing-cycles>6</meta:editing-cycles>
    <meta:generator>LibreOffice/3.4$Unix LibreOffice_project/340m1$Build-402</meta:generator>
    <meta:document-statistic meta:table-count="3" meta:cell-count="198" meta:object-count="0"/>
  </office:meta>
</office:document-meta>
</file>